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20000028F61BCF9D89A8FA9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c97" officeooo:paragraph-rsid="001cfc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6.6929in" svg:height="3.552in" draw:z-index="0"><draw:image xlink:href="Pictures/10000001000004D20000028F61BCF9D89A8FA9A5.png" xlink:type="simple" xlink:show="embed" xlink:actuate="onLoad" draw:mime-type="image/png"/></draw:frame>Muhammad ZainAL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7:21:58.295950650</meta:creation-date>
    <dc:date>2023-02-06T17:22:26.172920510</dc:date>
    <meta:editing-duration>PT28S</meta:editing-duration>
    <meta:editing-cycles>1</meta:editing-cycles>
    <meta:document-statistic meta:table-count="0" meta:image-count="1" meta:object-count="0" meta:page-count="1" meta:paragraph-count="1" meta:word-count="2" meta:character-count="16" meta:non-whitespace-character-count="15"/>
    <meta:generator>LibreOffice/7.3.7.2$Linux_X86_64 LibreOffice_project/30$Build-2</meta:generator>
  </office:meta>
</office:document-meta>
</file>